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/>
    </style:style>
    <style:style style:name="P2" style:family="paragraph" style:parent-style-name="Standard">
      <loext:graphic-properties draw:fill-color="#ffffff"/>
      <style:paragraph-properties fo:margin-top="0in" fo:margin-bottom="0.139in" loext:contextual-spacing="false" fo:padding="0in" fo:border="none"/>
    </style:style>
    <style:style style:name="P3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rsid="00015fdb" officeooo:paragraph-rsid="0002d89a"/>
    </style:style>
    <style:style style:name="P4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rsid="0005fe79" officeooo:paragraph-rsid="0005fe79"/>
    </style:style>
    <style:style style:name="P5" style:family="paragraph" style:parent-style-name="Heading_20_2" style:master-page-name="Standard">
      <loext:graphic-properties draw:fill-color="#ffffff"/>
      <style:paragraph-properties fo:margin-top="0in" fo:margin-bottom="0.139in" loext:contextual-spacing="false" fo:text-align="center" style:justify-single-word="false" style:page-number="1" fo:padding="0in" fo:border="none"/>
      <style:text-properties fo:font-variant="normal" fo:text-transform="none"/>
    </style:style>
    <style:style style:name="T1" style:family="text">
      <style:text-properties officeooo:rsid="00015624"/>
    </style:style>
    <style:style style:name="T2" style:family="text">
      <style:text-properties officeooo:rsid="00061d53"/>
    </style:style>
    <style:style style:name="T3" style:family="text">
      <style:text-properties officeooo:rsid="0007b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iterion A: Initial investigation</text:p>
      <text:p text:style-name="P1"/>
      <text:p text:style-name="P2">My client, Camille Fischer, is a veterinarian. <text:s/>She <text:span text:style-name="T1">interacts with EMR software on a regular basis in her work.</text:span></text:p>
      <text:p text:style-name="P3">Dr. Fischer is not fully satisfied with the usability of any of the different EMRs she uses. <text:s/>She finds it difficult to quickly find the information she needs. <text:s/>She commented on needing to manually search PDF documents to find certain information, saying that “I need to open several of them to find what I’m looking for”. <text:s/>There are also other tasks which are she finds inefficient, such as the calculation of energy requirements and drug doses.</text:p>
      <text:p text:style-name="P4">It is my hope that by creating a browser extension to automate the repetitive tasks my client performs every day, Dr. Fischer will be able to focus her attention less on her EMR software <text:span text:style-name="T3">and more on the animals themselv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3335in" fo:margin-bottom="0in" loext:contextual-spacing="true" fo:line-height="100%" fo:keep-together="always" fo:padding="0in" fo:border="none" fo:keep-with-next="always"/>
      <style:text-properties fo:font-variant="normal" fo:text-transform="none"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.2083in" loext:contextual-spacing="true" fo:line-height="100%" fo:padding="0in" fo:border="none"/>
      <style:text-properties fo:font-variant="normal" fo:text-transform="none"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in" loext:contextual-spacing="true" fo:padding="0in" fo:border="none"/>
      <style:text-properties fo:font-variant="normal" fo:text-transform="none"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9:01:10.519856217</dc:date>
    <dc:creator>Ben Burrill</dc:creator>
    <meta:editing-duration>PT20M49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1" meta:paragraph-count="4" meta:word-count="139" meta:character-count="813" meta:non-whitespace-character-count="674"/>
  </office:meta>
</office:document-meta>
</file>